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adornments="Regular" style:font-family-generic="modern" style:font-pitch="fixed"/>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24pt" style:font-size-asian="32pt" style:font-size-complex="32pt"/>
    </style:style>
    <style:style style:name="P3" style:family="paragraph">
      <style:text-properties fo:font-size="22pt" style:font-size-asian="28pt" style:font-size-complex="2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33% 58%"/>
    </style:style>
    <style:style style:name="T3" style:family="text">
      <style:text-properties style:text-position="0% 100%"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ize="24pt" style:font-size-asian="32pt" style:font-size-complex="32pt"/>
    </style:style>
    <style:style style:name="T6" style:family="text">
      <style:text-properties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versteht man unter inneren und äußeren Kräften eines Massenpunktsystems?</text:p>
          </draw:text-box>
        </draw:frame>
        <draw:frame presentation:style-name="pr2" draw:layer="layout" svg:width="25.199cm" svg:height="12.18cm" svg:x="1.4cm" svg:y="4.914cm" presentation:class="subtitle">
          <draw:text-box>
            <text:p>Unter „inneren“ Kräften versteht man die von den Teilchen des Massenpunktsystems aufeinander ausgeübten Kräfte. „Äußere“ Kräfte haben ihren Ursprung außerhalb des Systems, z.B. die Schwerkraf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nn bezeichnet man ein solches Massenpunktsystem als abgeschlossen?</text:p>
          </draw:text-box>
        </draw:frame>
        <draw:frame presentation:style-name="pr2" draw:layer="layout" svg:width="25.199cm" svg:height="12.18cm" svg:x="1.4cm" svg:y="4.914cm" presentation:class="subtitle">
          <draw:text-box>
            <text:p>Man bezeichnet das Massenpunktsystem als abgeschlossen, wenn keine äußeren Kräfte vorlieg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ie ist der Massenmittelpunkt definiert?</text:p>
          </draw:text-box>
        </draw:frame>
        <draw:frame presentation:style-name="pr2" draw:layer="layout" svg:width="25.199cm" svg:height="12.18cm" svg:x="1.4cm" svg:y="4.914cm" presentation:class="subtitle" presentation:placeholder="true">
          <draw:text-box/>
        </draw:frame>
        <draw:frame draw:style-name="gr2" draw:text-style-name="P1" draw:layer="layout" svg:width="5.43cm" svg:height="2.247cm" svg:x="11.284cm" svg:y="9.376cm">
          <text:p/>
          <draw:object xlink:href="../Massenmittelpunk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Formulieren und erläutern Sie durch Beispiele den Schwerpunktsatz.</text:p>
          </draw:text-box>
        </draw:frame>
        <draw:frame presentation:style-name="pr2" draw:layer="layout" svg:width="25.199cm" svg:height="12.18cm" svg:x="1.4cm" svg:y="4.914cm" presentation:class="subtitle" presentation:user-transformed="true">
          <draw:text-box>
            <text:p>Der Schwerpunkt eines Massenpunktsystems bewegt sich so, als ob die gesamte Masse in ihm vereinigt ist und alle äußeren Kräfte allein auf ihn wirken.</text:p>
            <text:p/>
            <text:p>Beispiel Rakete: Ausstoß der Abgase wird durch die Vorwärtsbewegung der Rakete kompensier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er Drehimpulssatz?</text:p>
          </draw:text-box>
        </draw:frame>
        <draw:frame presentation:style-name="pr2" draw:layer="layout" svg:width="25.199cm" svg:height="12.18cm" svg:x="1.4cm" svg:y="4.914cm" presentation:class="subtitle">
          <draw:text-box>
            <text:p>Die zeitliche Änderung des Gesamtdrehimpulses entspricht der Summe der äußeren Drehmomente. Die inneren Kräfte haben keinerlei Einfluss.</text:p>
          </draw:text-box>
        </draw:frame>
        <draw:frame draw:style-name="gr2" draw:text-style-name="P1" draw:layer="layout" svg:width="14.009cm" svg:height="4.826cm" svg:x="6.995cm" svg:y="12.686cm">
          <text:p/>
          <draw:object xlink:href="../Drehimpulssatz.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4.75cm" svg:x="1.4cm" svg:y="0.215cm" presentation:class="title" presentation:user-transformed="true">
          <draw:text-box>
            <text:p>Zerlegen Sie den Gesamtdrehimpuls eines Massenpunktsystems in einen Relativ und in einen Schwerpunktanteil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2.781cm" svg:height="6.036cm" svg:x="7.609cm" svg:y="7.481cm">
          <text:p/>
          <draw:object xlink:href="../Relativ-%20und%20Schwerpunktanteil%20des%20Gesamtdrehimpuls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as sind die Bezugspunkte von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draw:text-box>
            <text:p><text:span text:style-name="T1">L</text:span><text:span text:style-name="T2">r</text:span>: Drehimpuls der im Massenzentrum konzentrierten Gesamtmasse, bezogen auf den Koordinatenursprung</text:p>
            <text:p/>
            <text:p><text:span text:style-name="T3">L</text:span><text:span text:style-name="T2">s</text:span>: Gesamtdrehimpuls der N Teilchen, bezogen auf das Massenzentrum</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draw:text-box>
            <text:p>Die zeitliche Änderung der Gesamtenergie eines Massenpunktsystems <text:span text:style-name="T4">E</text:span> = <text:span text:style-name="T4">T</text:span> +<text:span text:style-name="T4"> V</text:span> ist gleich der Leistung der dissipativen Kräfte.</text:p>
          </draw:text-box>
        </draw:frame>
        <draw:frame draw:style-name="gr2" draw:text-style-name="P1" draw:layer="layout" svg:width="8.993cm" svg:height="2.392cm" svg:x="9.503cm" svg:y="12.903cm">
          <text:p/>
          <draw:object xlink:href="../Energiesatz.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orin besteht die physikalische Aussage des Virialsatzes?</text:p>
          </draw:text-box>
        </draw:frame>
        <draw:frame presentation:style-name="pr2" draw:layer="layout" svg:width="25.199cm" svg:height="12.18cm" svg:x="1.4cm" svg:y="4.914cm" presentation:class="subtitle" presentation:user-transformed="true">
          <draw:text-box>
            <text:p>Wenn man auf Bewegungen beschränkt, die in einem endlichen Raumgebiet ablaufen und deren Geschwindigkeiten endlich bleiben dann besagt der Virialsatz, dass der zeitliche Mittelwert der kinetischen Energie gleich dem halben Virial des Systems ist.</text:p>
          </draw:text-box>
        </draw:frame>
        <draw:frame draw:style-name="gr2" draw:text-style-name="P1" draw:layer="layout" svg:width="7.403cm" svg:height="3.111cm" svg:x="10.298cm" svg:y="13.844cm">
          <text:p/>
          <draw:object xlink:href="../Virialsatz.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sind Schwerpunkts- und Relativkoordinaten eines Zwei-Teilchen-Systems definiert?</text:p>
          </draw:text-box>
        </draw:frame>
        <draw:frame presentation:style-name="pr2" draw:layer="layout" svg:width="25.199cm" svg:height="12.18cm" svg:x="1.4cm" svg:y="4.914cm" presentation:class="subtitle">
          <draw:text-box>
            <text:p>Aus der Schwerpunktskoordinate <text:span text:style-name="T1">R</text:span> und der Relativkoordinate <text:span text:style-name="T1">r</text:span></text:p>
            <text:p/>
            <text:p>erhält man so die Ortsvektoren der Teilchen <text:span text:style-name="T1">r</text:span><text:span text:style-name="T2">1</text:span> und <text:span text:style-name="T1">r</text:span><text:span text:style-name="T2">2</text:span>:</text:p>
          </draw:text-box>
        </draw:frame>
        <draw:frame draw:style-name="gr2" draw:text-style-name="P1" draw:layer="layout" svg:width="6.248cm" svg:height="2.462cm" svg:x="10.875cm" svg:y="6.968cm">
          <text:p/>
          <draw:object xlink:href="../Schwerpunktkoordinate.odf" xlink:type="simple" xlink:show="embed" xlink:actuate="onLoad"/>
          <draw:image xlink:href="./ObjectReplacements/Object 6" xlink:type="simple" xlink:show="embed" xlink:actuate="onLoad"/>
        </draw:frame>
        <draw:frame draw:style-name="gr2" draw:text-style-name="P1" draw:layer="layout" svg:width="4.012cm" svg:height="1.168cm" svg:x="11.993cm" svg:y="10.515cm">
          <text:p/>
          <draw:object xlink:href="../Relativkoordinate.odf" xlink:type="simple" xlink:show="embed" xlink:actuate="onLoad"/>
          <draw:image xlink:href="./ObjectReplacements/Object 7" xlink:type="simple" xlink:show="embed" xlink:actuate="onLoad"/>
        </draw:frame>
        <draw:frame draw:style-name="gr2" draw:text-style-name="P1" draw:layer="layout" svg:width="5.107cm" svg:height="4.696cm" svg:x="11.446cm" svg:y="12.551cm">
          <text:p/>
          <draw:object xlink:href="../Ortsvektoren%20aus%20Schwerpunkt-%20und%20Relativkoordinat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elche Bedeutung hat die reduzierte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4.498cm" svg:x="1.4cm" svg:y="0.341cm" presentation:class="title" presentation:user-transformed="true">
          <draw:text-box>
            <text:p>Wie sehen in einem Zwei-Teilchen-System die Relativanteile von Drehimpuls und kinetischer Energ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Was versteht man unter dem Stoß zweier Massenpunkt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as ist ein elastischer Stoß?</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ein inelastischer Stoß?</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2" draw:layer="layout" svg:width="25.199cm" svg:height="4.027cm" svg:x="1.4cm" svg:y="0.576cm" presentation:class="title" presentation:user-transformed="true">
          <draw:text-box>
            <text:p text:style-name="P2"><text:span text:style-name="T5">Unter welchen speziellen Bedingungen fliegen zwei Stoßpartner unabhängig von der konkreten Wechselwirkung während des Stoßprozesses nach dem Stoß im rechten Winkel auseinand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Diskutieren Sie den Zentralstoß.</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4.498cm" svg:x="1.4cm" svg:y="0.341cm" presentation:class="title" presentation:user-transformed="true">
          <draw:text-box>
            <text:p>Schildern Sie qualitativ die Spezialfälle des Zweierstoßes, die Einfangreaktion und den Teilchenzerfa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user-transformed="true">
          <draw:text-box>
            <text:p>Diskutieren Sie qualitativ die Planetenbewegung als Zweikörperprobl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n geometrischen Bahnen bewegen sich Sonne und Pla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kann im Falle von Ellipsenbahnen über deren Halbachsen und Umlaufzeiten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2" draw:layer="layout" svg:width="25.199cm" svg:height="4.027cm" svg:x="1.4cm" svg:y="0.575cm" presentation:class="title" presentation:user-transformed="true">
          <draw:text-box>
            <text:p text:style-name="P2"><text:span text:style-name="T5">Stellen Sie die (eindimensionalen) Bewegungsgleichungen für die gekoppelten Schwingungen eines durch Federn miteinander und mit Wänden verbundenen Paares von Massenpunkten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3" draw:layer="layout" svg:width="25.199cm" svg:height="3.697cm" svg:x="1.4cm" svg:y="0.74cm" presentation:class="title" presentation:user-transformed="true">
          <draw:text-box>
            <text:p text:style-name="P3"><text:span text:style-name="T6">Bestimmen Sie die Eigenfrequenzen der gekoppelten Schwingungen für den Fall, dass die Massen gleich sind und ebenso die Federkonstanten der beiden Federn, die die beiden Massen mit den Wänden verbin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adornments="Regular" style:font-family-generic="modern" style:font-pitch="fixed"/>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alibri" fo:font-family="Calibri" style:font-style-name="Regular" style:font-family-generic="swiss"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nsolas" fo:font-family="Consolas" style:font-style-name="Regular" style:font-family-generic="modern" style:font-pitch="fixed"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7T13:13:15.478000000</dc:date>
    <meta:document-statistic meta:object-count="121"/>
  </office:meta>
</office:document-meta>
</file>